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10.91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string" calcext:value-type="string">
            <text:p>recipen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p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already_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 &gt; 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int [1;6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not_started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or join already_joine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started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 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board b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</text:p>
          </table:table-cell>
          <table:table-cell office:value-type="string" calcext:value-type="string">
            <text:p>int [0;5]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active [yellow/blue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rolled c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stone [needed/not_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stone d e</text:p>
          </table:table-cell>
          <table:table-cell office:value-type="string" calcext:value-type="string">
            <text:p>success vote stone d e (to active team)</text:p>
          </table:table-cell>
          <table:table-cell office:value-type="string" calcext:value-type="string">
            <text:p>error vote stone not_selectabl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ston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d e selected</text:p>
          </table:table-cell>
          <table:table-cell/>
          <table:table-cell office:value-type="string" calcext:value-type="string">
            <text:p>error vote ston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stone not_select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ston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vote move [needed/not needed]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vote move h i </text:p>
          </table:table-cell>
          <table:table-cell office:value-type="string" calcext:value-type="string">
            <text:p>success vote move h i (to active team)</text:p>
          </table:table-cell>
          <table:table-cell office:value-type="string" calcext:value-type="string">
            <text:p>error vote move invali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vote move not_your_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stone f g moved to j k by [yellow/blue]</text:p>
          </table:table-cell>
          <table:table-cell/>
          <table:table-cell office:value-type="string" calcext:value-type="string">
            <text:p>error vote move not_neede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error game not_star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success f g not_moved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ctive team</text:p>
          </table:table-cell>
          <table:table-cell office:value-type="string" calcext:value-type="string">
            <text:p>error vote move no_vot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all clients</text:p>
          </table:table-cell>
          <table:table-cell office:value-type="string" calcext:value-type="string">
            <text:p>success game ended [yellow/blue] [corner/no_stones/no_vote]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2:28:45.053591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6T18:42:36.769930288</dc:date>
    <meta:editing-duration>P2DT10H45M29S</meta:editing-duration>
    <meta:editing-cycles>28</meta:editing-cycles>
    <meta:generator>LibreOffice/5.3.0.3$Linux_X86_64 LibreOffice_project/30m0$Build-3</meta:generator>
    <meta:document-statistic meta:table-count="1" meta:cell-count="95" meta:object-count="0"/>
  </office:meta>
</office:document-meta>
</file>